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B" style:family="table-column">
      <style:table-column-properties style:column-width="4.4618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P1" style:family="paragraph" style:parent-style-name="Footnote">
      <style:text-properties officeooo:rsid="000d1be5" officeooo:paragraph-rsid="000d1be5"/>
    </style:style>
    <style:style style:name="P2" style:family="paragraph" style:parent-style-name="Text_20_body">
      <style:text-properties officeooo:rsid="000b9ce9" officeooo:paragraph-rsid="000b9ce9"/>
    </style:style>
    <style:style style:name="P3" style:family="paragraph" style:parent-style-name="Table_20_Contents">
      <style:text-properties officeooo:rsid="0026a5d7" officeooo:paragraph-rsid="0026a5d7"/>
    </style:style>
    <style:style style:name="P4" style:family="paragraph" style:parent-style-name="Table_20_Contents">
      <style:paragraph-properties fo:text-align="center" style:justify-single-word="false"/>
      <style:text-properties fo:font-style="italic" fo:font-weight="bold" officeooo:rsid="0026a5d7" officeooo:paragraph-rsid="0026a5d7" style:font-style-asian="italic" style:font-weight-asian="bold" style:font-style-complex="italic" style:font-weight-complex="bold"/>
    </style:style>
    <style:style style:name="P5" style:family="paragraph" style:parent-style-name="Table_20_Contents">
      <style:text-properties officeooo:rsid="00299002" officeooo:paragraph-rsid="00299002"/>
    </style:style>
    <style:style style:name="P6" style:family="paragraph" style:parent-style-name="Text_20_body" style:list-style-name="L1">
      <style:text-properties officeooo:paragraph-rsid="00153b82"/>
    </style:style>
    <style:style style:name="P7" style:family="paragraph" style:parent-style-name="Text_20_body" style:list-style-name="L1">
      <style:text-properties officeooo:rsid="000b9ce9" officeooo:paragraph-rsid="000b9ce9"/>
    </style:style>
    <style:style style:name="P8" style:family="paragraph" style:parent-style-name="Text_20_body" style:list-style-name="L1">
      <style:text-properties officeooo:rsid="000b9ce9" officeooo:paragraph-rsid="000fabcb"/>
    </style:style>
    <style:style style:name="P9" style:family="paragraph" style:parent-style-name="Text_20_body" style:list-style-name="L1">
      <style:paragraph-properties fo:break-before="page"/>
      <style:text-properties officeooo:rsid="000b9ce9" officeooo:paragraph-rsid="000c915f"/>
    </style:style>
    <style:style style:name="P10" style:family="paragraph" style:parent-style-name="Text_20_body">
      <style:text-properties officeooo:rsid="000c915f" officeooo:paragraph-rsid="000c915f"/>
    </style:style>
    <style:style style:name="P11" style:family="paragraph" style:parent-style-name="Text_20_body">
      <style:text-properties officeooo:rsid="001c3c21" officeooo:paragraph-rsid="001c3c21"/>
    </style:style>
    <style:style style:name="P12" style:family="paragraph" style:parent-style-name="Text_20_body">
      <style:text-properties officeooo:paragraph-rsid="0026a5d7"/>
    </style:style>
    <style:style style:name="P13" style:family="paragraph" style:parent-style-name="Text_20_body">
      <style:paragraph-properties fo:text-align="center" style:justify-single-word="false"/>
      <style:text-properties officeooo:paragraph-rsid="0026a5d7"/>
    </style:style>
    <style:style style:name="P14" style:family="paragraph" style:parent-style-name="Text_20_body">
      <style:text-properties officeooo:paragraph-rsid="00270b7c"/>
    </style:style>
    <style:style style:name="P15" style:family="paragraph" style:parent-style-name="Text_20_body">
      <style:text-properties officeooo:rsid="0027b847" officeooo:paragraph-rsid="0027b847"/>
    </style:style>
    <style:style style:name="P16" style:family="paragraph" style:parent-style-name="Text_20_body">
      <style:paragraph-properties fo:text-align="center" style:justify-single-word="false"/>
      <style:text-properties officeooo:rsid="00299002" officeooo:paragraph-rsid="00299002"/>
    </style:style>
    <style:style style:name="T1" style:family="text">
      <style:text-properties officeooo:rsid="000c915f"/>
    </style:style>
    <style:style style:name="T2" style:family="text">
      <style:text-properties officeooo:rsid="000f0ec7"/>
    </style:style>
    <style:style style:name="T3" style:family="text">
      <style:text-properties fo:font-style="italic" officeooo:rsid="000fabcb" style:font-style-asian="italic" style:font-style-complex="italic"/>
    </style:style>
    <style:style style:name="T4" style:family="text">
      <style:text-properties fo:font-style="italic" officeooo:rsid="00153b82" style:font-style-asian="italic" style:font-style-complex="italic"/>
    </style:style>
    <style:style style:name="T5" style:family="text">
      <style:text-properties fo:font-style="italic" officeooo:rsid="001a6b0d" style:font-style-asian="italic" style:font-style-complex="italic"/>
    </style:style>
    <style:style style:name="T6" style:family="text">
      <style:text-properties fo:font-style="italic" officeooo:rsid="001f7427" style:font-style-asian="italic" style:font-style-complex="italic"/>
    </style:style>
    <style:style style:name="T7" style:family="text">
      <style:text-properties fo:font-style="italic" fo:font-weight="bold" officeooo:rsid="00250cb0" style:font-style-asian="italic" style:font-weight-asian="bold" style:font-style-complex="italic" style:font-weight-complex="bold"/>
    </style:style>
    <style:style style:name="T8" style:family="text">
      <style:text-properties officeooo:rsid="000fabcb"/>
    </style:style>
    <style:style style:name="T9" style:family="text">
      <style:text-properties fo:font-style="normal" style:font-style-asian="normal" style:font-style-complex="normal"/>
    </style:style>
    <style:style style:name="T10" style:family="text">
      <style:text-properties fo:font-style="normal" officeooo:rsid="000fabcb" style:font-style-asian="normal" style:font-style-complex="normal"/>
    </style:style>
    <style:style style:name="T11" style:family="text">
      <style:text-properties fo:font-style="normal" officeooo:rsid="00153b82" style:font-style-asian="normal" style:font-style-complex="normal"/>
    </style:style>
    <style:style style:name="T12" style:family="text">
      <style:text-properties fo:font-style="normal" officeooo:rsid="0017b2b8" style:font-style-asian="normal" style:font-style-complex="normal"/>
    </style:style>
    <style:style style:name="T13" style:family="text">
      <style:text-properties fo:font-style="normal" officeooo:rsid="00199842" style:font-style-asian="normal" style:font-style-complex="normal"/>
    </style:style>
    <style:style style:name="T14" style:family="text">
      <style:text-properties fo:font-style="normal" officeooo:rsid="001dca61" style:font-style-asian="normal" style:font-style-complex="normal"/>
    </style:style>
    <style:style style:name="T15" style:family="text">
      <style:text-properties fo:font-style="normal" officeooo:rsid="001f7427" style:font-style-asian="normal" style:font-style-complex="normal"/>
    </style:style>
    <style:style style:name="T16" style:family="text">
      <style:text-properties fo:font-style="normal" officeooo:rsid="0022c0d4" style:font-style-asian="normal" style:font-style-complex="normal"/>
    </style:style>
    <style:style style:name="T17" style:family="text">
      <style:text-properties fo:font-style="normal" fo:font-weight="normal" officeooo:rsid="00250cb0" style:font-style-asian="normal" style:font-weight-asian="normal" style:font-style-complex="normal" style:font-weight-complex="normal"/>
    </style:style>
    <style:style style:name="T18" style:family="text">
      <style:text-properties fo:font-style="normal" fo:font-weight="normal" officeooo:rsid="0026a5d7" style:font-style-asian="normal" style:font-weight-asian="normal" style:font-style-complex="normal" style:font-weight-complex="normal"/>
    </style:style>
    <style:style style:name="T19" style:family="text">
      <style:text-properties fo:font-style="normal" fo:font-weight="normal" officeooo:rsid="00270b7c" style:font-style-asian="normal" style:font-weight-asian="normal" style:font-style-complex="normal" style:font-weight-complex="normal"/>
    </style:style>
    <style:style style:name="T20" style:family="text">
      <style:text-properties fo:font-style="normal" fo:font-weight="normal" officeooo:rsid="002bce05" style:font-style-asian="normal" style:font-weight-asian="normal" style:font-style-complex="normal" style:font-weight-complex="normal"/>
    </style:style>
    <style:style style:name="T21" style:family="text">
      <style:text-properties officeooo:rsid="0010b047"/>
    </style:style>
    <style:style style:name="T22" style:family="text">
      <style:text-properties officeooo:rsid="0011390b"/>
    </style:style>
    <style:style style:name="T23" style:family="text">
      <style:text-properties officeooo:rsid="00122830"/>
    </style:style>
    <style:style style:name="T24" style:family="text">
      <style:text-properties officeooo:rsid="0013ae62"/>
    </style:style>
    <style:style style:name="T25" style:family="text">
      <style:text-properties officeooo:rsid="00199842"/>
    </style:style>
    <style:style style:name="T26" style:family="text">
      <style:text-properties officeooo:rsid="001dca61"/>
    </style:style>
    <style:style style:name="T27" style:family="text">
      <style:text-properties officeooo:rsid="002033f7"/>
    </style:style>
    <style:style style:name="T28" style:family="text">
      <style:text-properties officeooo:rsid="0020df46"/>
    </style:style>
    <style:style style:name="T29" style:family="text">
      <style:text-properties officeooo:rsid="0026a5d7"/>
    </style:style>
    <style:style style:name="T30" style:family="text">
      <style:text-properties officeooo:rsid="00241cde"/>
    </style:style>
    <style:style style:name="T31" style:family="text">
      <style:text-properties style:font-name="Liberation Mono" fo:font-size="10pt" fo:font-weight="bold" officeooo:rsid="00241cde" style:font-weight-asian="bold" style:font-weight-complex="bold"/>
    </style:style>
    <style:style style:name="T32" style:family="text">
      <style:text-properties style:font-name="Liberation Mono" fo:font-size="10pt" fo:font-style="normal" fo:font-weight="bold" officeooo:rsid="0026a5d7" style:font-style-asian="normal" style:font-weight-asian="bold" style:font-style-complex="normal" style:font-weight-complex="bold"/>
    </style:style>
    <style:style style:name="T33" style:family="text">
      <style:text-properties officeooo:rsid="00270b7c"/>
    </style:style>
    <style:style style:name="T34" style:family="text">
      <style:text-properties officeooo:rsid="0027b847"/>
    </style:style>
    <style:style style:name="T35" style:family="text">
      <style:text-properties officeooo:rsid="00299002"/>
    </style:style>
    <style:style style:name="T36" style:family="text">
      <style:text-properties officeooo:rsid="002b59f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thentication in OA4MP</text:p>
      <text:p text:style-name="P2">Authentication – the means by which users are identified as valid<text:note text:id="ftn1" text:note-class="footnote"><text:note-citation>1</text:note-citation><text:note-body><text:p text:style-name="P1">In OA4MP, authorization – what a user is allowed to do – is set by policies.</text:p></text:note-body></text:note> -- is not as simple as one would like in OA4MP. Since it is to be “open authorization for many people”, it does not, in fact, have a native concept of a user, but relies on some added mechanism. This permits institutions to use their existing infrastructure with OA4MP rather than having to give every user yet another set of credentials on an OA4MP server. There are 4 main ways <text:s/>this <text:span text:style-name="T2">integration </text:span>can be done. </text:p>
      <text:list text:style-name="L1">
        <text:list-item>
          <text:p text:style-name="P7"><text:a xlink:type="simple" xlink:href="https://oa4mp.org/server/manuals/using-proxies.html" text:style-name="Internet_20_link" text:visited-style-name="Visited_20_Internet_20_Link"><text:span text:style-name="T3">Proxy case</text:span></text:a><text:span text:style-name="T3">.</text:span><text:span text:style-name="T10"> </text:span><text:span text:style-name="T9">Use</text:span> a proxy to a trusted OAuth service that has all of your users. Their login <text:s/>is accepted as a valid authentication <text:span text:style-name="T25">on your server, effectively allowing you to make your system and an extension of theirs</text:span>. <text:span text:style-name="T25">A very common use case is to get a client on CILogon which gives access to most major academic and educational research institutions. </text:span><text:span text:style-name="T27">Logins to your site are redirected to the proxy site and if successful there, the user is accepted in OA4MP.</text:span></text:p>
        </text:list-item>
        <text:list-item>
          <text:p text:style-name="P8"><text:a xlink:type="simple" xlink:href="https://oa4mp.org/pdf/Using_headers_for_authentication.pdf" text:style-name="Internet_20_link" text:visited-style-name="Visited_20_Internet_20_Link"><text:span text:style-name="T3">Header case</text:span></text:a><text:span text:style-name="T3">. </text:span>Configure OA4MP to use <text:span text:style-name="T21">an HTTP </text:span>header <text:span text:style-name="T21">from a web server. The standard is the REMOTE_USER header, but you may use </text:span>any other header of your choice). Most commonly if Tomcat is hosting OA4MP, then Tomcat users can be accepted as valid OA4MP users. <text:span text:style-name="T23">This also works with reverse proxies</text:span> such as Apache or Nginx. <text:s/><text:span text:style-name="T22">Note that since it is easy to forge headers, you must manage the trust relation with the authenticating service.</text:span></text:p>
        </text:list-item>
        <text:list-item>
          <text:p text:style-name="P8"><text:a xlink:type="simple" xlink:href="https://oa4mp.org/pdf/java-extension-to-oa4mp.pdf" text:style-name="Internet_20_link" text:visited-style-name="Visited_20_Internet_20_Link"><text:span text:style-name="T3">Extension case</text:span></text:a><text:span text:style-name="T3">. </text:span><text:span text:style-name="T1">Extend OA4MP (in Java) directly to use your existing user management system. </text:span><text:span text:style-name="T24">In this case there is already a system in place. Note that the default “out of the box” behavior for OA4MP is to reject </text:span><text:span text:style-name="T28">all</text:span><text:span text:style-name="T24"> requests. </text:span></text:p>
        </text:list-item>
        <text:list-item>
          <text:p text:style-name="P8"><text:a xlink:type="simple" xlink:href="https://oa4mp.org/pdf/DIService-reference.pdf" text:style-name="Internet_20_link" text:visited-style-name="Visited_20_Internet_20_Link"><text:span text:style-name="T5">Independent</text:span><text:span text:style-name="T3"> case</text:span></text:a><text:span text:style-name="T3">. </text:span><text:span text:style-name="T1">Write your own Authentication Service (AS) which </text:span><text:span text:style-name="T8">is wholly independent of OA4MP </text:span><text:span text:style-name="T1">then use callouts to OA4MP</text:span> <text:span text:style-name="T8">to notify it of progress</text:span>. <text:span text:style-name="T1">This lets you </text:span><text:span text:style-name="T2">deploy your </text:span><text:span text:style-name="T1">service </text:span><text:span text:style-name="T2">along with </text:span><text:span text:style-name="T1">OA4MP. <text:s/>CILogon is a famous example of this. </text:span><text:span text:style-name="T26">Note that your application is wholly responsible for handling user logins in a specification compliant way.</text:span></text:p>
        </text:list-item>
        <text:list-item>
          <text:p text:style-name="P6"><text:a xlink:type="simple" xlink:href="https://oa4mp.org/pdf/oa4mp_as_dedicated_issuer.pdf" text:style-name="Internet_20_link" text:visited-style-name="Visited_20_Internet_20_Link"><text:span text:style-name="T4">Dedicated issuer case</text:span></text:a><text:span text:style-name="T4">. </text:span>Write your own <text:span text:style-name="T11"><text:s/>service that handles all requests </text:span><text:span text:style-name="T12">up to and including</text:span><text:span text:style-name="T11"> token issuance. OA4MP then </text:span><text:span text:style-name="T13">may be used for all subsequent OAuth token calls (such as refreshes, exchanges, token introspection etc.)</text:span><text:span text:style-name="T11">. <text:s/></text:span><text:span text:style-name="T14">You may handle vetting requests and authentication (if any) in any way you deem fit, giving enormous flexibility in this case. OA4MP just mints </text:span><text:span text:style-name="T15">(</text:span><text:span text:style-name="T6">i.e.</text:span><text:span text:style-name="T15"> issues) </text:span><text:span text:style-name="T14">tokens and then manages them. </text:span><text:span text:style-name="T16">This is of particular interest to institutions that are replacing their X509 certificate infrastructure with tokens.</text:span></text:p>
        </text:list-item>
      </text:list>
      <text:p text:style-name="P11"><text:span text:style-name="T11">Y</text:span><text:span text:style-name="T9">ou should also read the documentation for configuring the </text:span><text:a xlink:type="simple" xlink:href="https://oa4mp.org/server/configuration/authorization-servlet-configuration.html" text:style-name="Internet_20_link" text:visited-style-name="Visited_20_Internet_20_Link"><text:span text:style-name="T9">authorizationServlet</text:span></text:a><text:span text:style-name="T9">.</text:span></text:p>
      <text:p text:style-name="Heading">Supplied <text:span text:style-name="T33">Deployment Descriptors (web.xml) </text:span></text:p>
      <text:p text:style-name="P12"><text:span text:style-name="T30">In a standard OA4MP install, there </text:span><text:span text:style-name="T29">are</text:span><text:span text:style-name="T30"> a fully function </text:span><text:span text:style-name="T33">DDs (deployment descriptors, aka the </text:span><text:span text:style-name="T30">web.xml </text:span><text:span text:style-name="T29">file</text:span><text:span text:style-name="T33">)</text:span><text:span text:style-name="T29"> supplied in</text:span></text:p>
      <text:p text:style-name="P12"><text:span text:style-name="T30"><text:s/></text:span><text:bookmark-start text:name="__DdeLink__2601307_2965877365"/><text:span text:style-name="T31">$OA4MP_SERVER/etc/WEB-INF</text:span><text:bookmark-end text:name="__DdeLink__2601307_2965877365"/><text:span text:style-name="T30"> <text:s text:c="2"/></text:span></text:p>
      <text:p text:style-name="P12"><text:span text:style-name="T17"/></text:p>
      <text:p text:style-name="P12"><text:soft-page-break/><text:span text:style-name="T17"/></text:p>
      <text:p text:style-name="P12"><text:span text:style-name="T17"/></text:p>
      <text:p text:style-name="P14"><text:span text:style-name="T17">A </text:span><text:span text:style-name="T19">list of these is here:</text:span></text:p>
      <table:table table:name="Table1" table:style-name="Table1">
        <table:table-column table:style-name="Table1.A"/>
        <table:table-column table:style-name="Table1.B"/>
        <table:table-row>
          <table:table-cell table:style-name="Table1.A1" office:value-type="string">
            <text:p text:style-name="P4">Name</text:p>
          </table:table-cell>
          <table:table-cell table:style-name="Table1.B1" office:value-type="string">
            <text:p text:style-name="P4">Description</text:p>
          </table:table-cell>
        </table:table-row>
        <table:table-row>
          <table:table-cell table:style-name="Table1.A2" office:value-type="string">
            <text:p text:style-name="P16">dedicated-web.xml</text:p>
          </table:table-cell>
          <table:table-cell table:style-name="Table1.B2" office:value-type="string">
            <text:p text:style-name="P5">DD for a <text:s/>running OA4MP as a dedicated issuer.</text:p>
          </table:table-cell>
        </table:table-row>
        <table:table-row>
          <table:table-cell table:style-name="Table1.A2" office:value-type="string">
            <text:p text:style-name="P13"><text:span text:style-name="T17">di-service-web.xml</text:span></text:p>
          </table:table-cell>
          <table:table-cell table:style-name="Table1.B2" office:value-type="string">
            <text:p text:style-name="P3">DD for running the DIService (Case <text:span text:style-name="T34">4</text:span>)</text:p>
          </table:table-cell>
        </table:table-row>
        <table:table-row>
          <table:table-cell table:style-name="Table1.A2" office:value-type="string">
            <text:p text:style-name="P13"><text:span text:style-name="T17">header-web.xml</text:span></text:p>
          </table:table-cell>
          <table:table-cell table:style-name="Table1.B2" office:value-type="string">
            <text:p text:style-name="P3">DD for using using headers from Tomcat (Case 2)</text:p>
          </table:table-cell>
        </table:table-row>
        <table:table-row>
          <table:table-cell table:style-name="Table1.A2" office:value-type="string">
            <text:p text:style-name="P13"><text:span text:style-name="T17">proxy-web.xml</text:span></text:p>
          </table:table-cell>
          <table:table-cell table:style-name="Table1.B2" office:value-type="string">
            <text:p text:style-name="P3">DD for using a proxy service (Case 1)</text:p>
          </table:table-cell>
        </table:table-row>
        <table:table-row>
          <table:table-cell table:style-name="Table1.A2" office:value-type="string">
            <text:p text:style-name="P13"><text:span text:style-name="T17">sas-web.xml</text:span></text:p>
          </table:table-cell>
          <table:table-cell table:style-name="Table1.B2" office:value-type="string">
            <text:p text:style-name="P3">Partial DD for enabling the SAS service. <text:span text:style-name="T34">Integrate into other DDs as needed.</text:span></text:p>
          </table:table-cell>
        </table:table-row>
        <table:table-row>
          <table:table-cell table:style-name="Table1.A2" office:value-type="string">
            <text:p text:style-name="P13"><text:span text:style-name="T17">web.xml</text:span></text:p>
          </table:table-cell>
          <table:table-cell table:style-name="Table1.B2" office:value-type="string">
            <text:p text:style-name="P3">Deployed DD at install.</text:p>
          </table:table-cell>
        </table:table-row>
      </table:table>
      <text:p text:style-name="P14"><text:span text:style-name="T7"/></text:p>
      <text:p text:style-name="Text_20_body">For Case 5, <text:span text:style-name="T34">this is a use pattern and can coexist with any other deployment. <text:s/></text:span><text:span text:style-name="T35">The supplied DD is a minimal one. </text:span></text:p>
      <text:p text:style-name="P15">For Case 3, see the project at <text:a xlink:type="simple" xlink:href="https://github.com/ncsa/oa4mp-extension-example" text:style-name="Internet_20_link" text:visited-style-name="Visited_20_Internet_20_Link">https://github.com/ncsa/oa4mp-extension-example</text:a> which is a complete service. <text:span text:style-name="T36">That has the required extensions and DD.</text:span></text:p>
      <text:p text:style-name="P14"><text:span text:style-name="T7">Nota Bene:</text:span><text:span text:style-name="T17"> If you update OA4MP, your changes to web.xml </text:span><text:span text:style-name="T18">in </text:span><text:span text:style-name="T32">$CATALINA_HOME/oauth2/WEB-INF/web.xml </text:span><text:span text:style-name="T18"><text:s/></text:span><text:span text:style-name="T17">will be lost, so we suggest you adopt a best practice </text:span><text:span text:style-name="T19">of keeping the deployment descriptor in the OA4MP directory and copying it as needed. <text:s/></text:span><text:span text:style-name="T20">Alternately, you can create a context file in Tomcat that points to your $OA4MP_SERVER/etc/WEB-INF DD, but this is not completely trivial hence left to the more experienced reader.</text:span></text:p>
      <text:list text:continue-numbering="true" text:style-name="L1">
        <text:list-item>
          <text:p text:style-name="P9"/>
        </text:list-item>
      </text:list>
      <text:p text:style-name="P10"><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4T15:30:37.380210048</meta:creation-date>
    <dc:date>2025-10-26T07:43:33.451777073</dc:date>
    <meta:editing-duration>P10DT2H20M36S</meta:editing-duration>
    <meta:editing-cycles>24</meta:editing-cycles>
    <meta:generator>LibreOffice/24.2.7.2$Linux_X86_64 LibreOffice_project/420$Build-2</meta:generator>
    <meta:document-statistic meta:table-count="1" meta:image-count="0" meta:object-count="0" meta:page-count="3" meta:paragraph-count="32" meta:word-count="649" meta:character-count="3924" meta:non-whitespace-character-count="3289"/>
  </office:meta>
</office:document-meta>
</file>